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textarea-horizontal-align="justify" draw:textarea-vertical-align="middle" draw:auto-grow-height="false" fo:min-height="2.174cm" fo:min-width="1.919cm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2.175cm" fo:min-width="1.919cm"/>
    </style:style>
    <style:style style:name="gr3" style:family="graphic" style:parent-style-name="standard">
      <style:graphic-properties draw:stroke="solid" svg:stroke-color="#000000" draw:fill="solid" draw:fill-color="#ffcc99" draw:textarea-horizontal-align="justify" draw:textarea-vertical-align="middle" draw:auto-grow-height="false" fo:min-height="3.143cm" fo:min-width="2.87cm"/>
    </style:style>
    <style:style style:name="gr4" style:family="graphic" style:parent-style-name="standard">
      <style:graphic-properties draw:stroke="solid" svg:stroke-color="#000000" draw:fill="solid" draw:fill-color="#e6e6ff" draw:textarea-horizontal-align="justify" draw:textarea-vertical-align="middle" draw:auto-grow-height="false" fo:min-height="3.142cm" fo:min-width="2.867cm"/>
    </style:style>
    <style:style style:name="gr5" style:family="graphic" style:parent-style-name="standard">
      <style:graphic-properties draw:stroke="solid" svg:stroke-color="#000000" draw:textarea-horizontal-align="justify" draw:textarea-vertical-align="middle" draw:auto-grow-height="false" fo:min-height="1.655cm" fo:min-width="2.803cm"/>
    </style:style>
    <style:style style:name="gr6" style:family="graphic" style:parent-style-name="standard">
      <style:graphic-properties draw:stroke="solid" draw:fill="solid" draw:fill-color="#99ccff" draw:textarea-horizontal-align="justify" draw:textarea-vertical-align="middle" draw:auto-grow-height="false" fo:min-height="4.5cm" fo:min-width="6.71cm"/>
    </style:style>
    <style:style style:name="gr7" style:family="graphic" style:parent-style-name="standard">
      <style:graphic-properties draw:stroke="solid" draw:fill="solid" draw:fill-color="#ccffcc" draw:textarea-horizontal-align="justify" draw:textarea-vertical-align="middle" draw:auto-grow-height="false" fo:min-height="1.77cm" fo:min-width="2.198cm"/>
    </style:style>
    <style:style style:name="gr8" style:family="graphic" style:parent-style-name="standard">
      <style:graphic-properties draw:stroke="solid" draw:fill="solid" draw:fill-color="#ffffcc" draw:textarea-horizontal-align="justify" draw:textarea-vertical-align="middle" draw:auto-grow-height="false" fo:min-height="3.143cm" fo:min-width="2.195cm"/>
    </style:style>
    <style:style style:name="gr9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1.446cm" fo:min-width="1.85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6" style:family="graphic" style:parent-style-name="standard">
      <style:graphic-properties draw:stroke="solid" draw:fill="solid" draw:fill-color="#99ccff" draw:textarea-horizontal-align="justify" draw:textarea-vertical-align="middle" draw:auto-grow-height="false" fo:min-height="4.5cm" fo:min-width="6.687cm"/>
    </style:style>
    <style:style style:name="gr17" style:family="graphic" style:parent-style-name="objectwithoutfill">
      <style:graphic-properties draw:stroke="solid" draw:marker-end="Arrow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solid" draw:fill-color="#99ccff"/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419cm" svg:height="3.428cm" svg:x="1.131cm" svg:y="4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19cm" svg:height="3.428cm" svg:x="1.131cm" svg:y="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419cm" svg:height="3.427cm" svg:x="1.131cm" svg:y="5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369cm" svg:height="3.392cm" svg:x="6.35cm" svg:y="5.327cm">
          <text:p/>
          <draw:enhanced-geometry svg:viewBox="0 0 21600 21600" draw:mirror-horizontal="false" draw:mirror-vertical="false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3" draw:id="id3" draw:layer="layout" svg:width="3.367cm" svg:height="3.392cm" svg:x="11.362cm" svg:y="5.32cm">
          <text:p/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3.302cm" svg:height="3.048cm" svg:x="1.016cm" svg:y="14.2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7.21cm" svg:height="4.75cm" svg:x="17.428cm" svg:y="4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97cm" svg:height="3.392cm" svg:x="18.101cm" svg:y="5.327cm">
          <text:p/>
          <draw:enhanced-geometry svg:viewBox="0 0 88 21600" draw:mirror-horizontal="false" draw:mirror-vertical="false" draw:glue-points="44 ?f6 44 0 0 10800 44 21600 88 10800" draw:text-areas="0 ?f6 88 ?f3" draw:type="can" draw:modifiers="5829.110936270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4.042cm" svg:height="3.392cm" svg:x="21.471cm" svg:y="5.327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9" draw:text-style-name="P7" draw:layer="layout" draw:type="line" svg:x1="4.55cm" svg:y1="7.017cm" svg:x2="6.35cm" svg:y2="7.023cm" draw:start-shape="id1" draw:start-glue-point="10" draw:end-shape="id2" draw:end-glue-point="3" svg:d="M4550 7017l1800 6" svg:viewBox="0 0 1801 7">
          <text:p/>
        </draw:connector>
        <draw:connector draw:style-name="gr9" draw:text-style-name="P7" draw:layer="layout" draw:type="line" svg:x1="9.719cm" svg:y1="7.023cm" svg:x2="11.363cm" svg:y2="7.016cm" draw:start-shape="id2" draw:start-glue-point="1" draw:end-shape="id3" draw:end-glue-point="3" svg:d="M9719 7023l1644-7" svg:viewBox="0 0 1645 8">
          <text:p/>
        </draw:connector>
        <draw:custom-shape draw:style-name="gr10" draw:text-style-name="P1" draw:layer="layout" svg:width="2.696cm" svg:height="3.392cm" svg:x="14.732cm" svg:y="5.32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302cm" svg:height="2.54cm" svg:x="19.05cm" svg:y="2.54cm">
          <text:p text:style-name="P1"><text:span text:style-name="T1">Microcontroller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656cm" svg:height="2.36cm" svg:x="18.101cm" svg:y="6.022cm">
          <draw:text-box>
            <text:p text:style-name="P8">Data</text:p>
            <text:p text:style-name="P8">Cache</text:p>
          </draw:text-box>
        </draw:frame>
        <draw:frame draw:style-name="gr13" draw:text-style-name="P9" draw:layer="layout" svg:width="2.575cm" svg:height="2.384cm" svg:x="21.729cm" svg:y="5.642cm">
          <draw:text-box>
            <text:p text:style-name="P8">Web</text:p>
            <text:p text:style-name="P8">Server</text:p>
          </draw:text-box>
        </draw:frame>
        <draw:frame draw:style-name="gr14" draw:text-style-name="P10" draw:layer="layout" svg:width="2.286cm" svg:height="1.119cm" svg:x="12.216cm" svg:y="3.36cm">
          <draw:text-box>
            <text:p><text:span text:style-name="T2">ADC</text:span></text:p>
          </draw:text-box>
        </draw:frame>
        <draw:frame draw:style-name="gr13" draw:text-style-name="P9" draw:layer="layout" svg:width="4.064cm" svg:height="2.384cm" svg:x="5.588cm" svg:y="2.745cm">
          <draw:text-box>
            <text:p text:style-name="P8">Analog</text:p>
            <text:p text:style-name="P8">Signal</text:p>
            <text:p text:style-name="P8">Conditioning</text:p>
          </draw:text-box>
        </draw:frame>
        <draw:frame draw:style-name="gr15" draw:text-style-name="P9" draw:layer="layout" svg:width="3.302cm" svg:height="1.827cm" svg:x="1.016cm" svg:y="2.745cm">
          <draw:text-box>
            <text:p text:style-name="P8">Radio</text:p>
            <text:p text:style-name="P8">Receiver</text:p>
          </draw:text-box>
        </draw:frame>
        <draw:custom-shape draw:style-name="gr3" draw:text-style-name="P2" xml:id="id4" draw:id="id4" draw:layer="layout" svg:width="3.369cm" svg:height="3.392cm" svg:x="6.373cm" svg:y="14.015cm">
          <text:p/>
          <draw:enhanced-geometry svg:viewBox="0 0 21600 21600" draw:mirror-horizontal="false" draw:mirror-vertical="false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5" draw:id="id5" draw:layer="layout" svg:width="3.367cm" svg:height="3.392cm" svg:x="11.385cm" svg:y="14.008cm">
          <text:p/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7.187cm" svg:height="4.75cm" svg:x="17.451cm" svg:y="13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97cm" svg:height="3.392cm" svg:x="18.124cm" svg:y="14.015cm">
          <text:p/>
          <draw:enhanced-geometry svg:viewBox="0 0 88 21600" draw:mirror-horizontal="false" draw:mirror-vertical="false" draw:glue-points="44 ?f6 44 0 0 10800 44 21600 88 10800" draw:text-areas="0 ?f6 88 ?f3" draw:type="can" draw:modifiers="5829.110936270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4.042cm" svg:height="3.392cm" svg:x="21.494cm" svg:y="14.015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9" draw:text-style-name="P7" draw:layer="layout" draw:type="line" svg:x1="9.742cm" svg:y1="15.711cm" svg:x2="11.386cm" svg:y2="15.704cm" draw:start-shape="id4" draw:start-glue-point="1" draw:end-shape="id5" draw:end-glue-point="3" svg:d="M9742 15711l1644-7" svg:viewBox="0 0 1645 8">
          <text:p/>
        </draw:connector>
        <draw:custom-shape draw:style-name="gr10" draw:text-style-name="P1" draw:layer="layout" svg:width="2.696cm" svg:height="3.392cm" svg:x="14.755cm" svg:y="14.01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302cm" svg:height="2.54cm" svg:x="19.073cm" svg:y="11.228cm">
          <text:p text:style-name="P1"><text:span text:style-name="T1">Microcontroller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75cm" svg:height="2.384cm" svg:x="21.752cm" svg:y="14.33cm">
          <draw:text-box>
            <text:p text:style-name="P8">Web</text:p>
            <text:p text:style-name="P8">Server</text:p>
          </draw:text-box>
        </draw:frame>
        <draw:frame draw:style-name="gr14" draw:text-style-name="P10" draw:layer="layout" svg:width="2.286cm" svg:height="1.119cm" svg:x="12.239cm" svg:y="12.048cm">
          <draw:text-box>
            <text:p><text:span text:style-name="T2">ADC</text:span></text:p>
          </draw:text-box>
        </draw:frame>
        <draw:frame draw:style-name="gr13" draw:text-style-name="P9" draw:layer="layout" svg:width="4.064cm" svg:height="2.384cm" svg:x="5.611cm" svg:y="11.433cm">
          <draw:text-box>
            <text:p text:style-name="P8">Analog</text:p>
            <text:p text:style-name="P8">Signal</text:p>
            <text:p text:style-name="P8">Conditioning</text:p>
          </draw:text-box>
        </draw:frame>
        <draw:connector draw:style-name="gr17" draw:text-style-name="P7" draw:layer="layout" draw:type="line" svg:x1="4.318cm" svg:y1="15.753cm" svg:x2="6.373cm" svg:y2="15.711cm" draw:start-shape="id6" draw:start-glue-point="8" draw:end-shape="id4" draw:end-glue-point="3" svg:d="M4318 15753l2055-42" svg:viewBox="0 0 2056 43">
          <text:p/>
        </draw:connector>
        <draw:connector draw:style-name="gr17" draw:text-style-name="P7" draw:layer="layout" draw:type="line" svg:x1="9.742cm" svg:y1="15.711cm" svg:x2="11.386cm" svg:y2="15.704cm" draw:start-shape="id4" draw:start-glue-point="1" draw:end-shape="id5" draw:end-glue-point="3" svg:d="M9742 15711l1644-7" svg:viewBox="0 0 1645 8">
          <text:p/>
        </draw:connector>
        <draw:frame draw:style-name="gr18" draw:text-style-name="P9" draw:layer="layout" svg:width="3.556cm" svg:height="1.673cm" svg:x="1.039cm" svg:y="11.788cm">
          <draw:text-box>
            <text:p text:style-name="P8">Seismic</text:p>
            <text:p text:style-name="P8">Sensor</text:p>
          </draw:text-box>
        </draw:frame>
        <draw:frame draw:style-name="gr19" draw:text-style-name="P10" draw:layer="layout" svg:width="1.778cm" svg:height="0.962cm" svg:x="25.654cm" svg:y="6.604cm">
          <draw:text-box>
            <text:p>WiFi</text:p>
          </draw:text-box>
        </draw:frame>
        <draw:frame draw:style-name="gr19" draw:text-style-name="P10" draw:layer="layout" svg:width="1.778cm" svg:height="0.962cm" svg:x="25.654cm" svg:y="15.294cm">
          <draw:text-box>
            <text:p>WiFi</text:p>
          </draw:text-box>
        </draw:frame>
        <draw:frame draw:style-name="gr12" draw:text-style-name="P9" draw:layer="layout" svg:width="2.656cm" svg:height="2.36cm" svg:x="18.165cm" svg:y="14.732cm">
          <draw:text-box>
            <text:p text:style-name="P8">Data</text:p>
            <text:p text:style-name="P8">Cach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11:19:37.468207301</meta:creation-date>
    <dc:date>2017-07-16T15:25:16.619381711</dc:date>
    <meta:editing-duration>PT13M13S</meta:editing-duration>
    <meta:editing-cycles>3</meta:editing-cycles>
    <meta:generator>LibreOffice/5.3.1.2$Linux_X86_64 LibreOffice_project/30m0$Build-2</meta:generator>
    <meta:document-statistic meta:object-count="58"/>
  </office:meta>
</office:document-meta>
</file>